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245fac" officeooo:paragraph-rsid="0035edcc"/>
    </style:style>
    <style:style style:name="P7" style:family="paragraph" style:parent-style-name="Text_20_body">
      <style:text-properties officeooo:rsid="007dffd1" officeooo:paragraph-rsid="007dffd1"/>
    </style:style>
    <style:style style:name="P8" style:family="paragraph" style:parent-style-name="Footnote">
      <style:text-properties officeooo:rsid="002d4704" officeooo:paragraph-rsid="002d4704"/>
    </style:style>
    <style:style style:name="P9" style:family="paragraph" style:parent-style-name="Footnote">
      <style:text-properties officeooo:rsid="0039b0e5" officeooo:paragraph-rsid="0039b0e5"/>
    </style:style>
    <style:style style:name="P10" style:family="paragraph" style:parent-style-name="Footnote">
      <style:text-properties officeooo:rsid="007aba71" officeooo:paragraph-rsid="007aba71"/>
    </style:style>
    <style:style style:name="P11" style:family="paragraph" style:parent-style-name="Heading_20_1">
      <style:paragraph-properties fo:break-before="page"/>
    </style:style>
    <style:style style:name="P12" style:family="paragraph" style:parent-style-name="Footer">
      <style:paragraph-properties fo:text-align="end" style:justify-single-word="false"/>
      <style:text-properties style:font-name="Arial"/>
    </style:style>
    <style:style style:name="P13" style:family="paragraph" style:parent-style-name="Footer">
      <style:paragraph-properties fo:text-align="end" style:justify-single-word="false"/>
      <style:text-properties style:font-name="Arial" fo:language="de" fo:country="DE"/>
    </style:style>
    <style:style style:name="P14" style:family="paragraph" style:parent-style-name="Heading_20_2">
      <style:paragraph-properties fo:break-before="page"/>
      <style:text-properties officeooo:rsid="00875275" officeooo:paragraph-rsid="0018ded0"/>
    </style:style>
    <style:style style:name="P15"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6" style:family="paragraph" style:parent-style-name="Header_20_right">
      <style:paragraph-properties fo:text-align="end" style:justify-single-word="false"/>
      <style:text-properties style:font-name="Arial" fo:font-size="10pt" style:font-size-asian="10pt" style:font-size-complex="10pt"/>
    </style:style>
    <style:style style:name="P17" style:family="paragraph" style:parent-style-name="Text_20_body" style:list-style-name="L1">
      <style:text-properties officeooo:paragraph-rsid="0018ded0"/>
    </style:style>
    <style:style style:name="P18" style:family="paragraph" style:parent-style-name="Text_20_body" style:list-style-name="L1">
      <style:text-properties style:font-name="Arial" officeooo:rsid="02fc4fe0" officeooo:paragraph-rsid="0044c7c2"/>
    </style:style>
    <style:style style:name="P19" style:family="paragraph" style:parent-style-name="Text_20_body" style:list-style-name="L2">
      <style:text-properties style:font-name="Arial" officeooo:rsid="00427efe" officeooo:paragraph-rsid="0018ded0"/>
    </style:style>
    <style:style style:name="P20" style:family="paragraph" style:parent-style-name="Text_20_body" style:list-style-name="L2">
      <style:text-properties style:font-name="Arial" officeooo:rsid="0044da0e" officeooo:paragraph-rsid="0018ded0"/>
    </style:style>
    <style:style style:name="P21" style:family="paragraph" style:parent-style-name="Text_20_body" style:list-style-name="L2"/>
    <style:style style:name="P22" style:family="paragraph" style:parent-style-name="Text_20_body" style:list-style-name="L2">
      <style:paragraph-properties fo:line-height="150%"/>
      <style:text-properties officeooo:rsid="006e671c" officeooo:paragraph-rsid="0018ded0"/>
    </style:style>
    <style:style style:name="P23" style:family="paragraph" style:parent-style-name="Text_20_body">
      <style:text-properties officeooo:rsid="004464a3" officeooo:paragraph-rsid="004464a3"/>
    </style:style>
    <style:style style:name="T1" style:family="text">
      <style:text-properties officeooo:rsid="002fe1d5"/>
    </style:style>
    <style:style style:name="T2" style:family="text">
      <style:text-properties style:font-name="Arial"/>
    </style:style>
    <style:style style:name="T3" style:family="text">
      <style:text-properties style:font-name="Arial" officeooo:rsid="0044da0e"/>
    </style:style>
    <style:style style:name="T4" style:family="text">
      <style:text-properties style:font-name="Arial" officeooo:rsid="021f9142"/>
    </style:style>
    <style:style style:name="T5" style:family="text">
      <style:text-properties style:font-name="Arial" officeooo:rsid="02eaac93"/>
    </style:style>
    <style:style style:name="T6" style:family="text">
      <style:text-properties style:font-name="Arial" officeooo:rsid="02fb1194"/>
    </style:style>
    <style:style style:name="T7" style:family="text">
      <style:text-properties style:font-name="Arial" officeooo:rsid="00427efe"/>
    </style:style>
    <style:style style:name="T8" style:family="text">
      <style:text-properties style:font-name="Arial" officeooo:rsid="00d6b470"/>
    </style:style>
    <style:style style:name="T9" style:family="text">
      <style:text-properties style:font-name="Arial" officeooo:rsid="02fc4fe0"/>
    </style:style>
    <style:style style:name="T10" style:family="text">
      <style:text-properties style:font-name="Arial" officeooo:rsid="0043cf3e"/>
    </style:style>
    <style:style style:name="T11" style:family="text">
      <style:text-properties style:font-name="Arial" officeooo:rsid="007f92ef"/>
    </style:style>
    <style:style style:name="T12" style:family="text">
      <style:text-properties officeooo:rsid="02fc4fe0"/>
    </style:style>
    <style:style style:name="T13" style:family="text">
      <style:text-properties officeooo:rsid="00245fac"/>
    </style:style>
    <style:style style:name="T14" style:family="text">
      <style:text-properties fo:font-style="normal" style:font-style-asian="normal" style:font-style-complex="normal"/>
    </style:style>
    <style:style style:name="T15" style:family="text">
      <style:text-properties fo:font-style="normal" officeooo:rsid="002d4704" style:font-style-asian="normal" style:font-style-complex="normal"/>
    </style:style>
    <style:style style:name="T16" style:family="text">
      <style:text-properties fo:font-style="normal" officeooo:rsid="00328448" style:font-style-asian="normal" style:font-style-complex="normal"/>
    </style:style>
    <style:style style:name="T17" style:family="text">
      <style:text-properties fo:font-style="normal" officeooo:rsid="0033c7a5" style:font-style-asian="normal" style:font-style-complex="normal"/>
    </style:style>
    <style:style style:name="T18" style:family="text">
      <style:text-properties fo:font-style="normal" officeooo:rsid="0034c359" style:font-style-asian="normal" style:font-style-complex="normal"/>
    </style:style>
    <style:style style:name="T19" style:family="text">
      <style:text-properties fo:font-style="normal" officeooo:rsid="0035edcc" style:font-style-asian="normal" style:font-style-complex="normal"/>
    </style:style>
    <style:style style:name="T20" style:family="text">
      <style:text-properties fo:font-style="normal" officeooo:rsid="003d39a0" style:font-style-asian="normal" style:font-style-complex="normal"/>
    </style:style>
    <style:style style:name="T21" style:family="text">
      <style:text-properties officeooo:rsid="003789bf"/>
    </style:style>
    <style:style style:name="T22" style:family="text">
      <style:text-properties officeooo:rsid="0039b0e5"/>
    </style:style>
    <style:style style:name="T23" style:family="text">
      <style:text-properties officeooo:rsid="003f207f"/>
    </style:style>
    <style:style style:name="T24" style:family="text">
      <style:text-properties officeooo:rsid="00423ca2"/>
    </style:style>
    <style:style style:name="T25" style:family="text">
      <style:text-properties officeooo:rsid="0042f0e3"/>
    </style:style>
    <style:style style:name="T26" style:family="text">
      <style:text-properties officeooo:rsid="00468780"/>
    </style:style>
    <style:style style:name="T27" style:family="text">
      <style:text-properties officeooo:rsid="007aba71"/>
    </style:style>
    <style:style style:name="T28" style:family="text">
      <style:text-properties officeooo:rsid="0081b920"/>
    </style:style>
    <style:style style:name="T29" style:family="text">
      <style:text-properties officeooo:rsid="008271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valuation/<text:span text:style-name="T1">Auswertung</text:span></text:h>
      <text:p text:style-name="P7">Das Ergebnis des in Kapitel 3.3 erläuterten Vorgehen wird in diesem Kapitel ausgewertet. Anhand des Interviewhergangs werden Kriterien definiert, auf denen der spätere Prototyp aufbaut.</text:p>
      <text:h text:style-name="Heading_20_2" text:outline-level="2">Experteninterview</text:h>
      <text:p text:style-name="P6">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text:span text:style-name="T28">f</text:span>tenstruktur. Ist diese nicht gegeben, gibt es einen Orientierungspunkt weniger und die Usability der Webseite sinkt.</text:p>
      <text:p text:style-name="P3"><text:span text:style-name="T13">Mit Hilfe der Aussage:</text:span><text:span text:style-name="T14"> „[…] <text:s/></text:span><text:span text:style-name="Emphasis"><text:span text:style-name="T14">je komplexer die Navigation letzten Endes ist, so anfälliger ist sie dafür, dass sie mit</text:span></text:span><text:span text:style-name="Emphasis"><text:span text:style-name="T15"> </text:span></text:span><text:span text:style-name="Emphasis"><text:span text:style-name="T14">Screenreader keinen Sinn mehr ergibt.“</text:span></text:span><text:span text:style-name="Emphasis"><text:span text:style-name="T14"><text:note text:id="ftn1" text:note-class="footnote"><text:note-citation>1</text:note-citation><text:note-body><text:p text:style-name="P8">Westphal, 2018, Interview, 17.03.2018</text:p></text:note-body></text:note></text:span></text:span><text:span text:style-name="Emphasis"><text:span text:style-name="T14">, </text:span></text:span><text:span text:style-name="Emphasis"><text:span text:style-name="T16">lässt sich bestätigen, dass Screenreader schnell an ihre Grenzen stoßen, </text:span></text:span><text:span text:style-name="Emphasis"><text:span text:style-name="T17">sollte die Struktur einer Webseite nicht durchdacht sein. </text:span></text:span><text:span text:style-name="Emphasis"><text:span text:style-name="T18">Wie in Kapitel 3.1.</text:span></text:span><text:span text:style-name="Emphasis"><text:span text:style-name="T20">4</text:span></text:span><text:span text:style-name="Emphasis"><text:span text:style-name="T18"> Alt-Texte bereits diskutiert, kann der Experte bestätigen, dass Bilder im Netz oftmals keine aussagekräftigen Alt-Texte besitzen. </text:span></text:span><text:span text:style-name="Emphasis"><text:span text:style-name="T19">Dies scheint in der sehbehinderten Community auf großen Missmut zu stoßen. </text:span></text:span></text:p>
      <text:p text:style-name="P4">Trotz der oben aufgeführten Probleme, findet sich der Experte auf 70/75 % der Webseiten zurecht und <text:span text:style-name="T28">verwendet</text:span> dabei Tastatur, Trackpad oder Touchscreen, je nachdem welche<text:span text:style-name="T21">s</text:span> Device er gerade benutzt. <text:span text:style-name="T22">Die perfekte Webseite würde für den Experten eine sinnvolle Überschriftenstruktur beinhalten und möglichst unverschachtelte Menüs („[…] Direct to the point […]“</text:span><text:span text:style-name="T22"><text:note text:id="ftn2" text:note-class="footnote"><text:note-citation>2</text:note-citation><text:note-body><text:p text:style-name="P9">Vgl. Westphal, 2018, Interview, 17.03.2018</text:p></text:note-body></text:note></text:span><text:span text:style-name="T22">).</text:span></text:p>
      <text:p text:style-name="P5"><text:soft-page-break/>In den Kapiteln 3.1.2 Modale Dialoge und 3.1.3 CAPTCHAs wurde bereits erläutert, welche Schwierigkeiten auftreten können. Der Experte bestätigt die Annahmen, dass modale Dialoge und CAPTCHAs eine große Barrie<text:span text:style-name="T26">re</text:span> für eingeschränkte Nutzer darstellen. </text:p>
      <text:p text:style-name="P2"><text:span text:style-name="T24">Eine der größten Hürden im Internet ist laut des Experten z</text:span>erschnittener Inhalt zu <text:span text:style-name="T29">g</text:span>unsten <text:span text:style-name="T23">der Webseiteno</text:span>ptik, <text:span text:style-name="T25">so dass sie für den Screenreader keine logische Reihenfolge mehr ergibt. Für ihn würde eine „vernünftige“ Struktur helfen. Als positives Beispiel nannte er Google News.</text:span></text:p>
      <text:p text:style-name="P23">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14" text:outline-level="2"><text:span text:style-name="T5">Determination </text:span><text:span text:style-name="T2">Kriterien Barrierefreiheit</text:span></text:h>
      <text:p text:style-name="P1"><text:span text:style-name="T2">In den vorangegangenen Kapiteln wurden die Nutzergruppe, sowie die möglichen Barrieren für diese aufgezeigt. </text:span><text:span text:style-name="T6">Zusammen mit den evaluierten Ergebnissen aus dem Experteninterview lassen sich folgende Kriterien für eine barrierefreie Webseite festlegen:</text:span></text:p>
      <text:list xml:id="list1414707794" text:style-name="L1">
        <text:list-item>
          <text:p text:style-name="P17"><text:span text:style-name="T7">Te</text:span><text:span text:style-name="T8">x</text:span><text:span text:style-name="T7">talternativen für Bilder </text:span><text:span text:style-name="T9">(Alt-Texte)</text:span></text:p>
        </text:list-item>
        <text:list-item>
          <text:p text:style-name="P18">CAPTCHAs wenn möglich vermeiden</text:p>
        </text:list-item>
      </text:list>
      <text:list xml:id="list1741478509" text:style-name="L2">
        <text:list-item>
          <text:p text:style-name="P19">Verständliche Linktexte</text:p>
        </text:list-item>
        <text:list-item>
          <text:p text:style-name="P19">Textalternativen für sonstige Nicht-Text-Inhalte</text:p>
        </text:list-item>
        <text:list-item>
          <text:p text:style-name="P19">Semantisches Markup</text:p>
        </text:list-item>
        <text:list-item>
          <text:p text:style-name="P21"><text:span text:style-name="T10">Hohe / Ausreichende Kontraste (min</text:span><text:span text:style-name="T11">destens</text:span> 4.5:1, <text:span text:style-name="T27">bei großem Text 3:1</text:span><text:span text:style-name="T27"><text:note text:id="ftn3" text:note-class="footnote"><text:note-citation>3</text:note-citation><text:note-body><text:p text:style-name="P10">W3C, 2016.</text:p></text:note-body></text:note></text:span>)</text:p>
        </text:list-item>
        <text:list-item>
          <text:p text:style-name="P20">Tastaturbedienbarkeit</text:p>
        </text:list-item>
        <text:list-item>
          <text:p text:style-name="P20"><text:span text:style-name="T12">Sinnvoller </text:span>Tastaturfokus</text:p>
        </text:list-item>
        <text:list-item>
          <text:p text:style-name="P20"><text:span text:style-name="T12">Keine </text:span>Zeitbegrenzungen</text:p>
        </text:list-item>
        <text:list-item>
          <text:p text:style-name="P20">Alternativen für multimediale Inhalte (Mehr-Kanal-Prinzip)</text:p>
        </text:list-item>
        <text:list-item>
          <text:p text:style-name="P20">Gut durchdachte Navigation</text:p>
        </text:list-item>
        <text:list-item>
          <text:p text:style-name="P20">Dynamische Inhalte vermeiden</text:p>
        </text:list-item>
        <text:list-item>
          <text:p text:style-name="P20">Aktuelle Entwicklungsstandards <text:span text:style-name="T12">einhalten</text:span></text:p>
        </text:list-item>
        <text:list-item>
          <text:p text:style-name="P22"><text:span text:style-name="T3">Sprache festlegen </text:span><text:span text:style-name="T4">(Für Screenreader)<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3</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9-13T12:18:54.044031188</dc:date>
    <dc:creator>Janet Lehmann</dc:creator>
    <meta:editing-duration>PT5H25M5S</meta:editing-duration>
    <meta:editing-cycles>96</meta:editing-cycles>
    <meta:generator>LibreOffice/6.0.6.2$MacOSX_X86_64 LibreOffice_project/0c292870b25a325b5ed35f6b45599d2ea4458e77</meta:generator>
    <meta:document-statistic meta:table-count="0" meta:image-count="0" meta:object-count="0" meta:page-count="3" meta:paragraph-count="33" meta:word-count="502" meta:character-count="3676" meta:non-whitespace-character-count="3220"/>
    <meta:template xlink:type="simple" xlink:actuate="onRequest" xlink:title="" xlink:href="../Bachelorarbeit_Master.odm" meta:date="2018-09-05T14:52:45.374330214"/>
  </office:meta>
</office:document-meta>
</file>